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SSFGenerator.getValue( HSSFCell ce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SSFGenerator.attribut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SSFGenerato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writeStyles( HSSFWorkbook workbook , HSSFSheet shee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HSSFGenerator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getValueType( int cell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SSFGenerator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setResolver( Sour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writeXML( HSSFWorkbook workboo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HSSFGenerator.st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SSFGenerator.HSSF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is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getMaxCol( HSSFSheet she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SSF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SSFGenerator.setup( SourceResolver resolver , Map objectModel , String src , Parameters p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SSFGenerato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SSFGenerator.setFormatting( boolean format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